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sans-serif" svg:font-family="sans-serif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48cm" fo:margin-left="0.099cm" table:align="left" style:writing-mode="lr-tb"/>
    </style:style>
    <style:style style:name="Таблица1.A" style:family="table-column">
      <style:table-column-properties style:column-width="4.286cm"/>
    </style:style>
    <style:style style:name="Таблица1.B" style:family="table-column">
      <style:table-column-properties style:column-width="4.41cm"/>
    </style:style>
    <style:style style:name="Таблица1.C" style:family="table-column">
      <style:table-column-properties style:column-width="4.392cm"/>
    </style:style>
    <style:style style:name="Таблица1.A1" style:family="table-cell">
      <style:table-cell-properties fo:padding="0.097cm" fo:border-left="0.05pt solid #000000" fo:border-right="none" fo:border-top="0.05pt solid #000000" fo:border-bottom="none"/>
    </style:style>
    <style:style style:name="Таблица1.D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1.A2" style:family="table-cell">
      <style:table-cell-properties fo:padding="0.097cm" fo:border-left="0.05pt solid #000000" fo:border-right="none" fo:border-top="none" fo:border-bottom="none"/>
    </style:style>
    <style:style style:name="Таблица1.D2" style:family="table-cell">
      <style:table-cell-properties fo:padding="0.097cm" fo:border-left="0.05pt solid #000000" fo:border-right="0.05pt solid #000000" fo:border-top="none" fo:border-bottom="none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122de" style:text-blinking="false" fo:background-color="#ffffff"/>
    </style:style>
    <style:style style:name="P2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1ffe0" style:text-blinking="false" fo:background-color="#ffffff" style:font-size-asian="14pt" style:font-size-complex="14pt"/>
    </style:style>
    <style:style style:name="P3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paragraph-rsid="000122de" style:text-blinking="false" fo:background-color="#ffffff"/>
    </style:style>
    <style:style style:name="P4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paragraph-rsid="000122de" style:text-blinking="false" fo:background-color="#ffffff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en" fo:country="US" fo:font-style="italic" style:text-underline-style="none" fo:font-weight="normal" officeooo:rsid="00036aec" officeooo:paragraph-rsid="0002560d" style:text-blinking="false" fo:background-color="#ffffff" style:font-size-asian="14pt" style:font-style-asian="italic" style:font-size-complex="14pt" style:font-style-complex="italic"/>
    </style:style>
    <style:style style:name="P6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en" fo:country="US" fo:font-style="normal" style:text-underline-style="none" fo:font-weight="bold" officeooo:rsid="00036aec" officeooo:paragraph-rsid="0002560d" style:text-blinking="false" fo:background-color="#ffffff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bold" officeooo:rsid="0004115e" officeooo:paragraph-rsid="0004115e" style:text-blinking="false" fo:background-color="#ffffff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style:text-underline-style="none" officeooo:paragraph-rsid="000122de" style:text-blinking="false" fo:background-color="#ffffff"/>
    </style:style>
    <style:style style:name="P9" style:family="paragraph" style:parent-style-name="Text_20_body">
      <style:paragraph-properties fo:margin-left="0cm" fo:margin-right="0cm" fo:margin-top="0cm" fo:margin-bottom="0.212cm" loext:contextual-spacing="false" fo:line-height="120%" fo:text-align="end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style:text-underline-style="none" officeooo:paragraph-rsid="000122de" style:text-blinking="false" fo:background-color="#ffffff"/>
    </style:style>
    <style:style style:name="P10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style:text-underline-style="none" officeooo:paragraph-rsid="000122de" style:text-blinking="false" fo:background-color="transparent"/>
    </style:style>
    <style:style style:name="P11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bold" officeooo:paragraph-rsid="000122de" style:text-blinking="false" fo:background-color="#ffffff"/>
    </style:style>
    <style:style style:name="P12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officeooo:paragraph-rsid="000122de"/>
    </style:style>
    <style:style style:name="P13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.741cm" style:auto-text-indent="false" style:writing-mode="lr-tb"/>
      <style:text-properties officeooo:paragraph-rsid="0004115e"/>
    </style:style>
    <style:style style:name="P14" style:family="paragraph" style:parent-style-name="Text_20_body">
      <style:text-properties style:font-name="Times New Roman" officeooo:paragraph-rsid="000122de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122de" style:text-blinking="false" fo:background-color="transparent"/>
    </style:style>
    <style:style style:name="P16" style:family="paragraph" style:parent-style-name="Text_20_body">
      <style:paragraph-properties fo:margin-left="8.749cm" fo:margin-right="0cm" fo:margin-top="0cm" fo:margin-bottom="0.212cm" loext:contextual-spacing="false" fo:line-height="120%" fo:text-indent="0.1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122de" style:text-blinking="false" fo:background-color="#ffffff"/>
    </style:style>
    <style:style style:name="P17" style:family="paragraph" style:parent-style-name="Text_20_body">
      <style:paragraph-properties fo:margin-left="8.749cm" fo:margin-right="0cm" fo:margin-top="0cm" fo:margin-bottom="0.212cm" loext:contextual-spacing="false" fo:line-height="120%" fo:text-indent="0.141cm" style:auto-text-indent="false" style:writing-mode="lr-tb"/>
      <style:text-properties style:font-name="Times New Roman" officeooo:paragraph-rsid="000122de"/>
    </style:style>
    <style:style style:name="P18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1ffe0" style:text-blinking="false" fo:background-color="#ffffff" style:font-size-asian="14pt" style:font-size-complex="14pt"/>
    </style:style>
    <style:style style:name="P19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italic" style:text-underline-style="none" fo:font-weight="normal" officeooo:rsid="0002560d" officeooo:paragraph-rsid="0002560d" style:text-blinking="false" fo:background-color="#ffffff" style:font-size-asian="14pt" style:font-style-asian="italic" style:font-size-complex="14pt" style:font-style-complex="italic"/>
    </style:style>
    <style:style style:name="P20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italic" style:text-underline-style="none" fo:font-weight="normal" officeooo:rsid="000541fe" officeooo:paragraph-rsid="000541fe" style:text-blinking="false" fo:background-color="#ffffff" style:font-size-asian="14pt" style:font-style-asian="italic" style:font-weight-asian="normal" style:font-size-complex="14pt" style:font-style-complex="italic" style:font-weight-complex="normal"/>
    </style:style>
    <style:style style:name="P21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0541fe" officeooo:paragraph-rsid="000541fe" style:text-blinking="false" fo:background-color="#ffffff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Text_20_body">
      <style:paragraph-properties fo:margin-left="0cm" fo:margin-right="0cm" fo:margin-top="0cm" fo:margin-bottom="0.212cm" loext:contextual-spacing="false" fo:line-height="120%" fo:text-align="start" style:justify-single-word="false" fo:text-indent="0cm" style:auto-text-indent="false" style:writing-mode="lr-tb"/>
      <style:text-properties officeooo:paragraph-rsid="0005f556"/>
    </style:style>
    <style:style style:name="P23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cm" style:auto-text-indent="false" style:writing-mode="lr-tb"/>
      <style:text-properties fo:font-style="italic" fo:font-weight="normal" officeooo:rsid="000541fe" officeooo:paragraph-rsid="000541fe" style:font-style-asian="italic" style:font-weight-asian="normal" style:font-style-complex="italic" style:font-weight-complex="normal"/>
    </style:style>
    <style:style style:name="P24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cm" style:auto-text-indent="false" style:writing-mode="lr-tb"/>
      <style:text-properties style:font-name="Times New Roman" fo:font-size="14pt" fo:font-style="normal" fo:font-weight="normal" officeooo:rsid="000541fe" officeooo:paragraph-rsid="000541fe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cm" style:auto-text-indent="false" style:writing-mode="lr-tb"/>
      <style:text-properties style:font-name="Times New Roman" fo:font-size="14pt" fo:font-style="normal" fo:font-weight="bold" officeooo:rsid="000541fe" officeooo:paragraph-rsid="000541fe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cm" style:auto-text-indent="false" style:writing-mode="lr-tb"/>
      <style:text-properties style:font-name="Times New Roman" fo:font-size="14pt" fo:language="ru" fo:country="RU" fo:font-style="normal" fo:font-weight="normal" officeooo:rsid="000541fe" officeooo:paragraph-rsid="000541fe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cm" style:auto-text-indent="false" style:writing-mode="lr-tb"/>
      <style:text-properties style:font-name="Times New Roman" fo:font-size="14pt" fo:language="ru" fo:country="RU" fo:font-style="normal" style:text-underline-style="none" fo:font-weight="normal" officeooo:rsid="0005ed75" officeooo:paragraph-rsid="0005ed75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Text_20_body">
      <style:paragraph-properties fo:margin-left="0cm" fo:margin-right="0cm" fo:margin-top="0cm" fo:margin-bottom="0.212cm" loext:contextual-spacing="false" fo:line-height="120%" fo:text-align="start" style:justify-single-word="false" fo:text-indent="0cm" style:auto-text-indent="false" style:writing-mode="lr-tb"/>
      <style:text-properties style:font-name="Times New Roman" fo:font-size="14pt" fo:language="ru" fo:country="RU" fo:font-style="normal" style:text-underline-style="none" fo:font-weight="normal" officeooo:rsid="0005f556" officeooo:paragraph-rsid="0005f556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Text_20_body">
      <style:paragraph-properties fo:margin-left="0cm" fo:margin-right="0cm" fo:margin-top="0cm" fo:margin-bottom="0.212cm" loext:contextual-spacing="false" fo:line-height="120%" fo:text-align="start" style:justify-single-word="false" fo:text-indent="0cm" style:auto-text-indent="false" style:writing-mode="lr-tb"/>
      <style:text-properties style:font-name="Times New Roman" fo:font-size="14pt" fo:language="en" fo:country="US" fo:font-style="normal" style:text-underline-style="none" fo:font-weight="normal" officeooo:rsid="0005f556" officeooo:paragraph-rsid="0005f556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Text_20_body">
      <style:paragraph-properties fo:margin-left="0cm" fo:margin-right="0cm" fo:margin-top="0cm" fo:margin-bottom="0.212cm" loext:contextual-spacing="false" fo:line-height="120%" fo:text-align="start" style:justify-single-word="false" fo:text-indent="0cm" style:auto-text-indent="false" style:writing-mode="lr-tb"/>
      <style:text-properties style:font-name="Times New Roman" fo:font-size="14pt" fo:language="en" fo:country="US" fo:font-style="normal" style:text-underline-style="none" fo:font-weight="normal" officeooo:rsid="0005f556" officeooo:paragraph-rsid="0005f556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cm" style:auto-text-indent="false" style:writing-mode="lr-tb"/>
      <style:text-properties style:font-name="Times New Roman" fo:font-size="14pt" fo:language="en" fo:country="US" fo:font-style="normal" style:text-underline-style="none" fo:font-weight="bold" officeooo:rsid="000541fe" officeooo:paragraph-rsid="0005ed75" style:font-size-asian="12.25pt" style:font-style-asian="normal" style:font-weight-asian="bold" style:font-size-complex="14pt" style:font-style-complex="normal" style:font-weight-complex="bold"/>
    </style:style>
    <style:style style:name="P32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cm" style:auto-text-indent="false" style:writing-mode="lr-tb"/>
      <style:text-properties style:font-name="Times New Roman" fo:font-size="14pt" fo:language="en" fo:country="US" fo:font-style="normal" style:text-underline-style="none" fo:font-weight="bold" officeooo:rsid="0005ed75" officeooo:paragraph-rsid="0005ed75" style:font-size-asian="12.25pt" style:font-style-asian="normal" style:font-weight-asian="bold" style:font-size-complex="14pt" style:font-style-complex="normal" style:font-weight-complex="bold"/>
    </style:style>
    <style:style style:name="P33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cm" style:auto-text-indent="false" style:writing-mode="lr-tb"/>
      <style:text-properties style:font-name="Times New Roman" fo:font-size="10pt" fo:language="en" fo:country="US" fo:font-style="normal" style:text-underline-style="none" fo:font-weight="normal" officeooo:rsid="000541fe" officeooo:paragraph-rsid="0005ed75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cm" style:auto-text-indent="false" style:writing-mode="lr-tb"/>
      <style:text-properties style:font-name="Courier New" fo:font-size="10pt" fo:language="en" fo:country="US" fo:font-style="normal" style:text-underline-style="solid" style:text-underline-width="auto" style:text-underline-color="font-color" fo:font-weight="normal" officeooo:rsid="000541fe" officeooo:paragraph-rsid="000541fe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cm" style:auto-text-indent="false" style:writing-mode="lr-tb"/>
      <style:text-properties style:font-name="Courier New" fo:font-size="10pt" fo:language="en" fo:country="US" fo:font-style="normal" style:text-underline-style="solid" style:text-underline-width="auto" style:text-underline-color="font-color" fo:font-weight="normal" officeooo:rsid="000541fe" officeooo:paragraph-rsid="0005ed75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cm" style:auto-text-indent="false" style:writing-mode="lr-tb"/>
      <style:text-properties style:font-name="Courier New" fo:font-size="10pt" fo:language="en" fo:country="US" fo:font-style="normal" style:text-underline-style="none" fo:font-weight="normal" officeooo:rsid="000541fe" officeooo:paragraph-rsid="000541fe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cm" style:auto-text-indent="false" style:writing-mode="lr-tb"/>
      <style:text-properties style:font-name="Courier New" fo:font-size="10pt" fo:language="en" fo:country="US" fo:font-style="normal" style:text-underline-style="none" fo:font-weight="normal" officeooo:rsid="000541fe" officeooo:paragraph-rsid="0005ed75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36aec" officeooo:paragraph-rsid="00036aec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15c16"/>
    </style:style>
    <style:style style:name="T3" style:family="text">
      <style:text-properties fo:language="ru" fo:country="RU" officeooo:rsid="00008cfd"/>
    </style:style>
    <style:style style:name="T4" style:family="text">
      <style:text-properties fo:language="ru" fo:country="RU" officeooo:rsid="00016b2a"/>
    </style:style>
    <style:style style:name="T5" style:family="text">
      <style:text-properties fo:language="ru" fo:country="RU" officeooo:rsid="000122de"/>
    </style:style>
    <style:style style:name="T6" style:family="text">
      <style:text-properties fo:language="ru" fo:country="RU" officeooo:rsid="0001ffe0"/>
    </style:style>
    <style:style style:name="T7" style:family="text">
      <style:text-properties fo:language="ru" fo:country="RU" officeooo:rsid="0005ed75"/>
    </style:style>
    <style:style style:name="T8" style:family="text">
      <style:text-properties fo:language="ru" fo:country="RU" style:font-size-asian="14pt"/>
    </style:style>
    <style:style style:name="T9" style:family="text">
      <style:text-properties fo:language="ru" fo:country="RU" fo:font-weight="normal" style:font-size-asian="14pt" style:font-weight-asian="normal" style:font-weight-complex="normal"/>
    </style:style>
    <style:style style:name="T10" style:family="text">
      <style:text-properties fo:language="ru" fo:country="RU" fo:font-weight="normal" officeooo:rsid="0005ed75" style:font-size-asian="14pt" style:font-weight-asian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normal" style:text-blinking="false" fo:background-color="#ffffff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04115e" style:text-blinking="false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style:text-underline-style="none" style:text-blinking="false" fo:background-color="#ffffff" loext:char-shading-value="0" style:font-size-asian="14pt" style:font-size-complex="14pt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style:text-underline-style="none" officeooo:rsid="0004115e" style:text-blinking="false" fo:background-color="#ffffff" loext:char-shading-value="0" style:font-size-asian="14pt" style:font-size-complex="14pt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" fo:font-size="14pt" fo:language="en" fo:country="US" fo:font-style="normal" style:text-underline-style="none" fo:font-weight="normal" officeooo:rsid="0004115e" style:text-blinking="false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fo:font-size="14pt" fo:font-style="normal" style:text-underline-style="none" fo:font-weight="normal" style:text-blinking="false" fo:background-color="#ffffff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ize="14pt" fo:language="ru" fo:country="RU" fo:font-style="normal" style:text-underline-style="none" fo:font-weight="normal" officeooo:rsid="00015c16" style:text-blinking="false" fo:background-color="#ffffff" loext:char-shading-value="0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fo:font-size="20pt" fo:language="ru" fo:country="RU" officeooo:rsid="000122de" style:font-size-asian="20pt" style:font-size-complex="20pt"/>
    </style:style>
    <style:style style:name="T20" style:family="text">
      <style:text-properties style:font-name="Times New Roman" fo:font-size="14pt" fo:language="ru" fo:country="RU" fo:font-style="normal" style:text-underline-style="none" fo:font-weight="normal" officeooo:rsid="0005f556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style:font-name="Times New Roman" fo:font-size="14pt" fo:language="en" fo:country="US" fo:font-style="normal" style:text-underline-style="none" fo:font-weight="normal" officeooo:rsid="0005f556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officeooo:rsid="00015c16"/>
    </style:style>
    <style:style style:name="T23" style:family="text">
      <style:text-properties style:font-name="sans-serif" fo:font-size="11.5pt" fo:language="ru" fo:country="RU" officeooo:rsid="0005ed75"/>
    </style:style>
    <style:style style:name="T24" style:family="text">
      <style:text-properties style:font-size-asian="14pt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0036aec"/>
    </style:style>
    <style:style style:name="T27" style:family="text">
      <style:text-properties fo:font-size="14pt" fo:language="ru" fo:country="RU" style:font-size-asian="14pt" style:font-size-complex="14pt"/>
    </style:style>
    <style:style style:name="T28" style:family="text">
      <style:text-properties officeooo:rsid="0005ed75"/>
    </style:style>
    <style:style style:name="T29" style:family="text">
      <style:text-properties style:font-name="Times New Roman"/>
    </style:style>
    <style:style style:name="T30" style:family="text">
      <style:text-properties style:font-name="Times New Roman" fo:font-size="14pt" fo:language="ru" fo:country="RU" style:font-size-asian="14pt" style:font-size-complex="14pt"/>
    </style:style>
    <style:style style:name="T31" style:family="text">
      <style:text-properties style:font-name="Times New Roman"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осковский авиационный институт</text:p>
      <text:p text:style-name="P3">(Национальный исследовательский университет)</text:p>
      <text:p text:style-name="P14"/>
      <text:p text:style-name="P15">Институт: «Информационные технологии и прикладная математика»</text:p>
      <text:p text:style-name="P15">Кафедра: 806 «Вычислительная математика и программирование»</text:p>
      <text:p text:style-name="P15">Дисциплина: «О<text:span text:style-name="T2">перационные системы</text:span>» </text:p>
      <text:p text:style-name="P8"> </text:p>
      <text:p text:style-name="P8"> </text:p>
      <text:p text:style-name="P8"> </text:p>
      <text:p text:style-name="P8"> </text:p>
      <text:p text:style-name="P11">Лабораторная работа № <text:span text:style-name="T5">5</text:span></text:p>
      <text:p text:style-name="P12"><text:span text:style-name="T11">Тема: </text:span><text:span text:style-name="T19">Динамические библиотеки</text:span></text:p>
      <text:p text:style-name="P14"/>
      <text:p text:style-name="P10"/>
      <text:p text:style-name="P10"/>
      <text:p text:style-name="P8"> </text:p>
      <text:p text:style-name="P16">Студент: Воронов К. <text:span text:style-name="T2">М.</text:span></text:p>
      <text:p text:style-name="P16">Группа: <text:span text:style-name="T2">М</text:span>8<text:span text:style-name="T4">О</text:span>-207<text:span text:style-name="T3">Б</text:span>-<text:span text:style-name="T22">19</text:span></text:p>
      <text:p text:style-name="P17"><text:span text:style-name="T16">Преподаватель: </text:span><text:span text:style-name="T17">Миронов Е.С.</text:span></text:p>
      <text:p text:style-name="P16">Дата:</text:p>
      <text:p text:style-name="P16">Оценка:</text:p>
      <text:p text:style-name="P14"><text:line-break/></text:p>
      <text:p text:style-name="P9"> </text:p>
      <text:p text:style-name="P14"><text:line-break/></text:p>
      <text:p text:style-name="P1">Москва, 2020</text:p>
      <text:p text:style-name="P1"/>
      <text:p text:style-name="P4"><text:soft-page-break/>Постановка задачи</text:p>
      <text:p text:style-name="P2">Требуется создать динамические библиотеки, которые реализуют определенный функционал. Далее использовать данные библиотеки двумяспособами:</text:p>
      <text:p text:style-name="P2">1.Во время компиляции (на этапе «линковки»/linking);</text:p>
      <text:p text:style-name="P2">2.Во время исполнения программы. Библиотеки загружаются в память <text:tab/>спомощью интерфейса ОС для работы с динамическими библиотеками.</text:p>
      <text:p text:style-name="P18">В конечном итоге, в лабораторной работе необходимо получить следующее:</text:p>
      <text:p text:style-name="P2">•Динамические библиотеки, реализующие контракты, которые <text:span text:style-name="T1">зада</text:span><text:span text:style-name="T6">н</text:span><text:span text:style-name="T1">ны</text:span><text:span text:style-name="T6">м</text:span> <text:tab/>вариантом;</text:p>
      <text:p text:style-name="P2">•Тестовая программа No1, которая использует одну из библиотек, <text:tab/>используязнания, полученные на этапе компиляции;</text:p>
      <text:p text:style-name="P2">•Тестовая программа No2, которая загружает библиотеки, используя <text:s text:c="4"/><text:tab/>ихместоположение и контракты. </text:p>
      <text:p text:style-name="P2">Провести анализ двух типов использования библиотек. Пользовательский ввод для обоих программ должен быть организован следующим образом:</text:p>
      <text:p text:style-name="P2">1. Если пользователь вводит команду «0», то программа переключает одну <text:tab/>реализацию на другую (необходимо только для программы No2);</text:p>
      <text:p text:style-name="P2">2. «1 arg1 arg2 ... argN», где после «1» идут аргументы для первой <text:tab/>функции, <text:tab/>предусмотренной контрактами. После ввода команды происходит вызов <text:tab/>первой функции, и на экране появляется результат её выполнения;</text:p>
      <text:p text:style-name="P2">3. «2 arg1 arg2 ... argM», где после «2» идут аргументы для второй функции, <text:tab/>предусмотренной контрактами. После ввода команды происходит вызов <text:tab/>второй функции, и на экране появляется результат её выполнения.</text:p>
      <text:p text:style-name="P19">Вариант <text:span text:style-name="T26">22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row>
          <table:table-cell table:style-name="Таблица1.A1" office:value-type="string">
            <text:p text:style-name="P39">Описание</text:p>
          </table:table-cell>
          <table:table-cell table:style-name="Таблица1.A1" office:value-type="string">
            <text:p text:style-name="P39">Сигнатура</text:p>
          </table:table-cell>
          <table:table-cell table:style-name="Таблица1.A1" office:value-type="string">
            <text:p text:style-name="P39">Реализация 1</text:p>
          </table:table-cell>
          <table:table-cell table:style-name="Таблица1.D1" office:value-type="string">
            <text:p text:style-name="P39">Реализация 2</text:p>
          </table:table-cell>
        </table:table-row>
        <table:table-row>
          <table:table-cell table:style-name="Таблица1.A2" office:value-type="string">
            <text:p text:style-name="P38">Подсчёт наибольшего общего делителя для двух натуральных чисел </text:p>
          </table:table-cell>
          <table:table-cell table:style-name="Таблица1.A2" office:value-type="string">
            <text:p text:style-name="P38">Int GCF(int A, int B) </text:p>
          </table:table-cell>
          <table:table-cell table:style-name="Таблица1.A2" office:value-type="string">
            <text:p text:style-name="P38"><text:span text:style-name="T18">Алгоритм Евклида</text:span> </text:p>
          </table:table-cell>
          <table:table-cell table:style-name="Таблица1.D2" office:value-type="string">
            <text:p text:style-name="P38">Наивный алгоритм. Пытаться разделить числа на все числа, что меньше A и B. </text:p>
          </table:table-cell>
        </table:table-row>
        <text:soft-page-break/>
        <table:table-row>
          <table:table-cell table:style-name="Таблица1.A3" office:value-type="string">
            <text:p text:style-name="P38">Рассчет значения числа Пи при заданной длине ряда (K) </text:p>
          </table:table-cell>
          <table:table-cell table:style-name="Таблица1.A3" office:value-type="string">
            <text:p text:style-name="P38">float Pi(int K) </text:p>
          </table:table-cell>
          <table:table-cell table:style-name="Таблица1.A3" office:value-type="string">
            <text:p text:style-name="P38">Ряд Лейбница </text:p>
          </table:table-cell>
          <table:table-cell table:style-name="Таблица1.D3" office:value-type="string">
            <text:p text:style-name="P38">Формула Валлиса </text:p>
          </table:table-cell>
        </table:table-row>
      </table:table>
      <text:p text:style-name="P5"/>
      <text:p text:style-name="P6">Описание программы </text:p>
      <text:p text:style-name="P13"><text:span text:style-name="T12">В двух отдельных файлах находятся первая и вторая реализации заданных функций. С помощью </text:span><text:span text:style-name="T15">Makefile </text:span><text:span text:style-name="T12">компилируется три исполняемых файла: два на основе статических библиотек и один на основе динамических. </text:span></text:p>
      <text:p text:style-name="P7">Набор тестов </text:p>
      <text:p text:style-name="P23"><text:span text:style-name="T14">С</text:span><text:span text:style-name="T13">татические</text:span></text:p>
      <text:p text:style-name="P21">1</text:p>
      <text:p text:style-name="P21">5 6</text:p>
      <text:p text:style-name="P21">Наибольший общий делитель: 1</text:p>
      <text:p text:style-name="P21">2</text:p>
      <text:p text:style-name="P21">10</text:p>
      <text:p text:style-name="P21">Число Пи: 3.041840</text:p>
      <text:p text:style-name="P21"/>
      <text:p text:style-name="P21">1</text:p>
      <text:p text:style-name="P21">8 7</text:p>
      <text:p text:style-name="P21">Наибольший общий делитель: 1</text:p>
      <text:p text:style-name="P21">2</text:p>
      <text:p text:style-name="P21">39</text:p>
      <text:p text:style-name="P21">Число Пи: 3.121773</text:p>
      <text:p text:style-name="P21"/>
      <text:p text:style-name="P20">Динамические</text:p>
      <text:p text:style-name="P24">1 <text:s text:c="2"/></text:p>
      <text:p text:style-name="P24">9 3</text:p>
      <text:p text:style-name="P24"><text:soft-page-break/>Наибольший общий делитель: 3</text:p>
      <text:p text:style-name="P24">2</text:p>
      <text:p text:style-name="P24">66</text:p>
      <text:p text:style-name="P24">Число Пи: 3.126442</text:p>
      <text:p text:style-name="P24">0</text:p>
      <text:p text:style-name="P24">Библиотека сменена</text:p>
      <text:p text:style-name="P24">1</text:p>
      <text:p text:style-name="P24">4 5</text:p>
      <text:p text:style-name="P24">Наибольший общий делитель: 1</text:p>
      <text:p text:style-name="P24">2</text:p>
      <text:p text:style-name="P24">99</text:p>
      <text:p text:style-name="P24">Число Пи: 3.133709</text:p>
      <text:p text:style-name="P24"/>
      <text:p text:style-name="P25"><text:tab/>Листинг программы </text:p>
      <text:p text:style-name="P26"><text:tab/>В файлах <text:span text:style-name="T25">implementation1.c </text:span>и <text:span text:style-name="T25">implementation2.c </text:span>реализации функций. <text:span text:style-name="T25">lab5_link.c </text:span>и <text:span text:style-name="T25">lab5_dynamic.c </text:span>для статических и динамических библиотек соответственно.</text:p>
      <text:p text:style-name="P34">Makefile</text:p>
      <text:p text:style-name="P36">library_1: implementation_1.c</text:p>
      <text:p text:style-name="P36"><text:tab/>gcc -g -O2 -pedantic -std=c11 -Wall -Werror -shared -o library_1.so -fPIC implementation_1.c</text:p>
      <text:p text:style-name="P36">library_2: implementation_2.c</text:p>
      <text:p text:style-name="P36"><text:tab/>gcc -g -O2 -pedantic -std=c11 -Wall -Werror -shared -o library_2.so -fPIC implementation_2.c</text:p>
      <text:p text:style-name="P36">on_link_1: library_1</text:p>
      <text:p text:style-name="P36"><text:tab/>gcc -g -O2 -pedantic -std=c11 -Wall -Werror lab5_link.c -o on_link_1.out -L. -Wl,-rpath=./ -lrary_1</text:p>
      <text:p text:style-name="P36">on_link_2: library_2</text:p>
      <text:p text:style-name="P36"><text:tab/>gcc -g -O2 -pedantic -std=c11 -Wall -Werror lab5_link.c -o on_link_2.out -L. -Wl,-rpath=./ -lrary_2</text:p>
      <text:p text:style-name="P36">on_dynamic: library_1 library_2</text:p>
      <text:p text:style-name="P36"><text:soft-page-break/><text:tab/>gcc -g -O2 -pedantic -std=c11 -Wall -Werror lab5_dynamic.c -o on_dynamic.out -ldl</text:p>
      <text:p text:style-name="P36"/>
      <text:p text:style-name="P34">lab5_link.c</text:p>
      <text:p text:style-name="P34"/>
      <text:p text:style-name="P36">#include "stdio.h"</text:p>
      <text:p text:style-name="P36"/>
      <text:p text:style-name="P36">extern int GCD(int x, int y);</text:p>
      <text:p text:style-name="P36">extern float Pi(int k);</text:p>
      <text:p text:style-name="P36"/>
      <text:p text:style-name="P36">int main() {</text:p>
      <text:p text:style-name="P36"><text:tab/>int input;</text:p>
      <text:p text:style-name="P36"><text:tab/>int f;</text:p>
      <text:p text:style-name="P36"><text:tab/>while (scanf("%d",&amp;input) &gt; 0) { </text:p>
      <text:p text:style-name="P36"><text:tab/><text:tab/>if (input == 1) {</text:p>
      <text:p text:style-name="P36"><text:tab/><text:tab/><text:tab/>int a,b;</text:p>
      <text:p text:style-name="P36"><text:tab/><text:tab/><text:tab/>f = scanf("%d%d", &amp;a,&amp;b);</text:p>
      <text:p text:style-name="P36"><text:tab/><text:tab/><text:tab/>a = GCD(a,b);</text:p>
      <text:p text:style-name="P36"><text:tab/><text:tab/><text:tab/>printf("Наибольший общий делитель: %d\n",a);</text:p>
      <text:p text:style-name="P36"><text:tab/><text:tab/>} </text:p>
      <text:p text:style-name="P36"/>
      <text:p text:style-name="P36"><text:tab/><text:tab/>if (input == 2) {</text:p>
      <text:p text:style-name="P36"><text:tab/><text:tab/><text:tab/>int k;</text:p>
      <text:p text:style-name="P36"><text:tab/><text:tab/><text:tab/>f = scanf("%d",&amp;k);</text:p>
      <text:p text:style-name="P36"><text:tab/><text:tab/><text:tab/>float pi;</text:p>
      <text:p text:style-name="P36"><text:tab/><text:tab/><text:tab/>pi = Pi(k);</text:p>
      <text:p text:style-name="P36"><text:tab/><text:tab/><text:tab/>printf("Число Пи: %f\n",pi);</text:p>
      <text:p text:style-name="P36"><text:tab/><text:tab/>}</text:p>
      <text:p text:style-name="P36"><text:tab/>}</text:p>
      <text:p text:style-name="P36"><text:tab/>(void) f;</text:p>
      <text:p text:style-name="P36">}</text:p>
      <text:p text:style-name="P36"/>
      <text:p text:style-name="P34">lab5_dynamic.c</text:p>
      <text:p text:style-name="P36">#include "stdio.h"</text:p>
      <text:p text:style-name="P36">#include "dlfcn.h"</text:p>
      <text:p text:style-name="P36"><text:soft-page-break/></text:p>
      <text:p text:style-name="P36">extern int GCD(int x, int y);</text:p>
      <text:p text:style-name="P36">extern float Pi(int k);</text:p>
      <text:p text:style-name="P36"/>
      <text:p text:style-name="P36">int main() {</text:p>
      <text:p text:style-name="P36"><text:tab/>char* libnames[] = {"./library_1.so", "./library_2.so"};</text:p>
      <text:p text:style-name="P36"><text:tab/>void *handle;</text:p>
      <text:p text:style-name="P36"><text:tab/>int j = 0;</text:p>
      <text:p text:style-name="P36"><text:tab/>handle = dlopen(libnames[j], RTLD_LAZY);</text:p>
      <text:p text:style-name="P36"><text:tab/>if (handle == NULL) {</text:p>
      <text:p text:style-name="P36"><text:tab/><text:tab/>printf("Ошибка в зaгрузке библиотек\n");</text:p>
      <text:p text:style-name="P36"><text:tab/><text:tab/>return -1;</text:p>
      <text:p text:style-name="P36"><text:tab/>}</text:p>
      <text:p text:style-name="P36"><text:tab/>int (*GCD)(int, int);</text:p>
      <text:p text:style-name="P36"><text:tab/>float (*Pi)(int);</text:p>
      <text:p text:style-name="P36"><text:tab/>*(void**) (&amp;GCD) = dlsym(handle, "GCD");</text:p>
      <text:p text:style-name="P36"><text:tab/>*(void**) (&amp;Pi) = dlsym(handle, "Pi");</text:p>
      <text:p text:style-name="P36"><text:tab/>int input;</text:p>
      <text:p text:style-name="P36"><text:tab/>int f;</text:p>
      <text:p text:style-name="P36"><text:tab/>while (scanf("%d",&amp;input) &gt; 0) { </text:p>
      <text:p text:style-name="P36"><text:tab/><text:tab/>if (input == 0) {</text:p>
      <text:p text:style-name="P36"><text:tab/><text:tab/><text:tab/></text:p>
      <text:p text:style-name="P36"><text:tab/><text:tab/><text:tab/>if (dlclose(handle) != 0) {</text:p>
      <text:p text:style-name="P36"><text:tab/><text:tab/><text:tab/><text:tab/>printf("Ошибка в зaгрузке библиотек\n");</text:p>
      <text:p text:style-name="P36"><text:tab/><text:tab/><text:tab/><text:tab/>return -2;</text:p>
      <text:p text:style-name="P36"><text:tab/><text:tab/><text:tab/>}</text:p>
      <text:p text:style-name="P36"/>
      <text:p text:style-name="P36"><text:tab/><text:tab/><text:tab/>if (j == 0) {</text:p>
      <text:p text:style-name="P36"><text:tab/><text:tab/><text:tab/><text:tab/>j = 1;</text:p>
      <text:p text:style-name="P36"><text:tab/><text:tab/><text:tab/><text:tab/>handle = dlopen(libnames[j], RTLD_LAZY);</text:p>
      <text:p text:style-name="P36"><text:tab/><text:tab/><text:tab/>} else {</text:p>
      <text:p text:style-name="P36"><text:tab/><text:tab/><text:tab/><text:tab/>j = 0;</text:p>
      <text:p text:style-name="P36"><text:tab/><text:tab/><text:tab/><text:tab/>handle = dlopen(libnames[j], RTLD_LAZY);</text:p>
      <text:p text:style-name="P36"><text:tab/><text:tab/><text:tab/>}</text:p>
      <text:p text:style-name="P36"/>
      <text:p text:style-name="P36"><text:soft-page-break/><text:tab/><text:tab/><text:tab/>*(void**) (&amp;GCD) = dlsym(handle, "GCD");</text:p>
      <text:p text:style-name="P36"><text:tab/><text:tab/><text:tab/>*(void**) (&amp;Pi) = dlsym(handle, "Pi");</text:p>
      <text:p text:style-name="P36"/>
      <text:p text:style-name="P36"><text:tab/><text:tab/><text:tab/>printf("Библиотека сменена\n");</text:p>
      <text:p text:style-name="P36"><text:tab/><text:tab/>}</text:p>
      <text:p text:style-name="P36"/>
      <text:p text:style-name="P36"><text:tab/><text:tab/>if (input == 1) {</text:p>
      <text:p text:style-name="P36"><text:tab/><text:tab/><text:tab/>int a,b;</text:p>
      <text:p text:style-name="P36"><text:tab/><text:tab/><text:tab/>f = scanf("%d%d", &amp;a,&amp;b);</text:p>
      <text:p text:style-name="P36"><text:tab/><text:tab/><text:tab/>a = GCD(a,b);</text:p>
      <text:p text:style-name="P36"><text:tab/><text:tab/><text:tab/>printf("Наибольший общий делитель: %d\n",a);</text:p>
      <text:p text:style-name="P36"><text:tab/><text:tab/>} </text:p>
      <text:p text:style-name="P36"/>
      <text:p text:style-name="P36"><text:tab/><text:tab/>if (input == 2) {</text:p>
      <text:p text:style-name="P36"><text:tab/><text:tab/><text:tab/>int k;</text:p>
      <text:p text:style-name="P36"><text:tab/><text:tab/><text:tab/>f = scanf("%d",&amp;k);</text:p>
      <text:p text:style-name="P36"><text:tab/><text:tab/><text:tab/>float pi;</text:p>
      <text:p text:style-name="P36"><text:tab/><text:tab/><text:tab/>pi = Pi(k);</text:p>
      <text:p text:style-name="P36"><text:tab/><text:tab/><text:tab/>printf("Число Пи: %f\n",pi);</text:p>
      <text:p text:style-name="P36"><text:tab/><text:tab/>}</text:p>
      <text:p text:style-name="P36"><text:tab/>}</text:p>
      <text:p text:style-name="P36"><text:tab/>if (dlclose(handle) != 0) {</text:p>
      <text:p text:style-name="P36"><text:tab/><text:tab/>printf("Ошибка в зaгрузке библиотек\n");</text:p>
      <text:p text:style-name="P36"><text:tab/><text:tab/>return -2;</text:p>
      <text:p text:style-name="P36"><text:tab/>}</text:p>
      <text:p text:style-name="P36"><text:tab/>(void) f;</text:p>
      <text:p text:style-name="P36">}</text:p>
      <text:p text:style-name="P36"/>
      <text:p text:style-name="P34">implementation_1.c</text:p>
      <text:p text:style-name="P36"/>
      <text:p text:style-name="P36">int GCD(int a, int b) {</text:p>
      <text:p text:style-name="P36"><text:tab/>if (b == 0) {</text:p>
      <text:p text:style-name="P36"><text:tab/><text:tab/>return 0;</text:p>
      <text:p text:style-name="P36"><text:tab/>} </text:p>
      <text:p text:style-name="P36"><text:tab/>int c;</text:p>
      <text:p text:style-name="P36"><text:soft-page-break/><text:tab/>while (b &gt; 0) {</text:p>
      <text:p text:style-name="P36"><text:tab/><text:tab/>c = a % b;</text:p>
      <text:p text:style-name="P36"><text:tab/><text:tab/>a = b;</text:p>
      <text:p text:style-name="P36"><text:tab/><text:tab/>b = c;</text:p>
      <text:p text:style-name="P36"><text:tab/>}</text:p>
      <text:p text:style-name="P36"><text:tab/>return a;</text:p>
      <text:p text:style-name="P36">}</text:p>
      <text:p text:style-name="P36"/>
      <text:p text:style-name="P36">float Pi(int k) {</text:p>
      <text:p text:style-name="P36"><text:tab/>float pi = 0;</text:p>
      <text:p text:style-name="P36"><text:tab/>float one;</text:p>
      <text:p text:style-name="P36"><text:tab/>for (int i = 0; i &lt; k; ++i) {</text:p>
      <text:p text:style-name="P36"><text:tab/><text:tab/>if (i % 2 == 0) {</text:p>
      <text:p text:style-name="P36"><text:tab/><text:tab/><text:tab/>one = 1;</text:p>
      <text:p text:style-name="P36"><text:tab/><text:tab/>} else {</text:p>
      <text:p text:style-name="P36"><text:tab/><text:tab/><text:tab/>one = -1;</text:p>
      <text:p text:style-name="P36"><text:tab/><text:tab/>}</text:p>
      <text:p text:style-name="P36"><text:tab/><text:tab/>pi += one/(2*i + 1);</text:p>
      <text:p text:style-name="P36"><text:tab/>}</text:p>
      <text:p text:style-name="P36"><text:tab/>return 4*pi;</text:p>
      <text:p text:style-name="P36">}</text:p>
      <text:p text:style-name="P36"/>
      <text:p text:style-name="P35">implementation_<text:span text:style-name="T28">2</text:span>.c</text:p>
      <text:p text:style-name="P37"/>
      <text:p text:style-name="P37">#include &lt;stdio.h&gt;</text:p>
      <text:p text:style-name="P37"/>
      <text:p text:style-name="P37">int GCD(int a, int b) {</text:p>
      <text:p text:style-name="P37"><text:tab/>if (b == 0) {</text:p>
      <text:p text:style-name="P37"><text:tab/><text:tab/>return 0;</text:p>
      <text:p text:style-name="P37"><text:tab/>} </text:p>
      <text:p text:style-name="P37"><text:tab/>int c;</text:p>
      <text:p text:style-name="P37"><text:tab/>if (a &lt; b) {</text:p>
      <text:p text:style-name="P37"><text:tab/><text:tab/>c = a;</text:p>
      <text:p text:style-name="P37"><text:tab/>} else {</text:p>
      <text:p text:style-name="P37"><text:tab/><text:tab/>c = b;</text:p>
      <text:p text:style-name="P37"><text:soft-page-break/><text:tab/>}</text:p>
      <text:p text:style-name="P37"><text:tab/>while ((a % c != 0) || (b % c != 0)) {</text:p>
      <text:p text:style-name="P37"><text:tab/><text:tab/>c -= 1;</text:p>
      <text:p text:style-name="P37"><text:tab/>}</text:p>
      <text:p text:style-name="P37"><text:tab/>return c;</text:p>
      <text:p text:style-name="P37">}</text:p>
      <text:p text:style-name="P37"/>
      <text:p text:style-name="P37">float Pi(int k) {</text:p>
      <text:p text:style-name="P37"><text:tab/>float pi = 1;</text:p>
      <text:p text:style-name="P37"><text:tab/>for (float i = 1; i &lt;= k; ++i) {</text:p>
      <text:p text:style-name="P37"><text:tab/><text:tab/>pi *= (2 * i * 2 * i) / ((2 * i - 1) * (2 * i + 1));</text:p>
      <text:p text:style-name="P37"><text:tab/>}</text:p>
      <text:p text:style-name="P37"><text:tab/>return 2*pi;</text:p>
      <text:p text:style-name="P37">}</text:p>
      <text:p text:style-name="P33"/>
      <text:p text:style-name="P31"><text:tab/><text:span text:style-name="T7">Вывод</text:span></text:p>
      <text:p text:style-name="P31"><text:span text:style-name="T23"><text:tab/></text:span><text:span text:style-name="T10">Во время выполнения работы я изучил основы работы с динамическими библиотеками, реализовал программу, которая использует созданные динамические библиотеки. Использование динамических библиотек удобно в том случае, если много файлов их подключают. В отличие от статических они не копируются для каждого файла, который их подключает, отдельно, а находятся в одном месте, что значительно экономит память.</text:span></text:p>
      <text:p text:style-name="P27"/>
      <text:p text:style-name="P32"><text:span text:style-name="T9"><text:tab/></text:span><text:span text:style-name="T8">Список литературы</text:span></text:p>
      <text:p text:style-name="P29"><text:span text:style-name="T8">1. Динамически подключаемая библиотека </text:span><text:span text:style-name="T24">URL: </text:span><text:a xlink:type="simple" xlink:href="https://ru.wikipedia.org/wiki/Динамически_подключаемая_библиотека" text:style-name="Internet_20_link" text:visited-style-name="Visited_20_Internet_20_Link"><text:span text:style-name="T24">https://ru.wikipedia.org/wiki/%D0%94%D0%B8%D0%BD%D0%B0%D0%BC%D0%B8%D1%87%D0%B5%D1%81%D0%BA%D0%B8_%D0%BF%D0%BE%D0%B4%D0%BA%D0%BB%D1%8E%D1%87%D0%B0%D0%B5%D0%BC%D0%B0%D1%8F_%D0%B1%D0%B8%D0%B1%D0%BB%D0%B8%D0%BE%D1%82%D0%B5%D0%BA%D0%B0</text:span></text:a><text:span text:style-name="T24"> </text:span><text:span text:style-name="T8">(дата обращения 30.11.2020)</text:span></text:p>
      <text:p text:style-name="P22"><text:span text:style-name="T20">2. </text:span><text:span text:style-name="T30">Anatomy of Linux dynamic libraries</text:span><text:span text:style-name="T8"> </text:span><text:span text:style-name="T21">URL:</text:span><text:a xlink:type="simple" xlink:href="https://developer.ibm.com/tutorials/l-dynamic-libraries/" text:style-name="Internet_20_link" text:visited-style-name="Visited_20_Internet_20_Link"><text:span text:style-name="T31">https://developer.ibm.com/tutorials/l-dynamic-libraries/</text:span></text:a><text:span text:style-name="T21"> </text:span><text:span text:style-name="T20">(дата обращения 30.11.2020)</text:span></text:p>
      <text:p text:style-name="P30"/>
      <text:p text:style-name="P28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sans-serif" svg:font-family="sans-serif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2-20T18:03:26.563000000</dc:date>
    <meta:editing-duration>PT16M6S</meta:editing-duration>
    <meta:editing-cycles>6</meta:editing-cycles>
    <meta:document-statistic meta:table-count="1" meta:image-count="0" meta:object-count="0" meta:page-count="10" meta:paragraph-count="227" meta:word-count="937" meta:character-count="6420" meta:non-whitespace-character-count="5435"/>
  </office:meta>
</office:document-meta>
</file>